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top" draw:auto-grow-height="false" fo:padding-top="0.33cm"/>
    </style:style>
    <style:style style:name="gr2" style:family="graphic" style:parent-style-name="standard">
      <style:graphic-properties draw:textarea-horizontal-align="justify" draw:textarea-vertical-align="top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fill="none" draw:textarea-horizontal-align="justify" draw:textarea-vertical-align="top" draw:auto-grow-height="fals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3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14" style:family="graphic" style:parent-style-name="objectwithoutfill">
      <style:graphic-properties draw:marker-start="Arrow" draw:marker-end="Arrow" draw:marker-end-width="0.20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54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82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37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23" style:family="graphic" style:parent-style-name="standard">
      <style:graphic-properties draw:fill="none" draw:textarea-vertical-align="middle" draw:auto-grow-height="false" fo:min-height="0.749cm" fo:min-width="0.49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7" style:family="graphic" style:parent-style-name="standard">
      <style:graphic-properties draw:fill-color="#ffffff" draw:textarea-horizontal-align="justify" draw:textarea-vertical-align="top" draw:auto-grow-height="false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8.25cm" style:use-optimal-column-width="false"/>
    </style:style>
    <style:style style:name="ro1" style:family="table-row">
      <style:table-row-properties style:row-height="1.353cm"/>
    </style:style>
    <style:style style:name="ro2" style:family="table-row">
      <style:table-row-properties style:row-height="1.349cm"/>
    </style:style>
    <style:style style:name="ce1" style:family="table-cell">
      <loext:graphic-properties style:repeat="repeat"/>
      <style:paragraph-properties fo:text-align="center"/>
    </style:style>
    <style:style style:name="ce2" style:family="table-cell">
      <loext:graphic-properties style:repeat="repeat"/>
      <style:paragraph-properties fo:text-align="end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10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-color="#c0c0c0"/>
      <style:paragraph-properties fo:text-align="center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style:paragraph-properties fo:text-align="center"/>
      <style:text-properties fo:font-size="10pt" style:font-size-asian="10pt" style:font-size-complex="10pt"/>
    </style:style>
    <style:style style:name="P14" style:family="paragraph">
      <style:paragraph-properties fo:text-align="center"/>
      <style:text-properties fo:font-size="10.5pt" style:font-size-asian="10.5pt" style:font-size-complex="10.5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 draw:fill-color="#ffffff"/>
      <style:paragraph-properties fo:text-align="center"/>
      <style:text-properties fo:font-size="18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2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4.397cm" svg:height="2.785cm" svg:x="2.228cm" svg:y="11.701cm">
          <text:p text:style-name="P1">Network interface lay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28cm" svg:height="4.233cm" svg:x="17.797cm" svg:y="6.399cm">
          <text:p text:style-name="P1">ARP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3.913cm" svg:y1="11.701cm" svg:x2="23.913cm" svg:y2="10.642cm">
          <text:p/>
        </draw:line>
        <draw:frame draw:style-name="gr4" draw:text-style-name="P3" draw:layer="layout" svg:width="3.186cm" svg:height="0.607cm" svg:x="23.996cm" svg:y="10.698cm">
          <draw:text-box>
            <text:p><text:span text:style-name="T1">arp_</text:span><text:span text:style-name="T1">rx_</text:span><text:span text:style-name="T1">msg</text:span></text:p>
          </draw:text-box>
        </draw:frame>
        <draw:line draw:style-name="gr3" draw:text-style-name="P2" draw:layer="layout" svg:x1="20.435cm" svg:y1="10.638cm" svg:x2="20.415cm" svg:y2="11.657cm">
          <text:p/>
        </draw:line>
        <draw:frame draw:style-name="gr4" draw:text-style-name="P3" draw:layer="layout" svg:width="3.186cm" svg:height="0.607cm" svg:x="18.317cm" svg:y="10.866cm">
          <draw:text-box>
            <text:p><text:span text:style-name="T1">tx_</text:span><text:span text:style-name="T1">msg</text:span></text:p>
          </draw:text-box>
        </draw:frame>
        <draw:custom-shape draw:style-name="gr2" draw:text-style-name="P1" draw:layer="layout" svg:width="12.924cm" svg:height="4.233cm" svg:x="2.2cm" svg:y="6.398cm">
          <text:p text:style-name="P1">IP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5.095cm" svg:y1="8.498cm" svg:x2="17.741cm" svg:y2="8.498cm">
          <text:p/>
        </draw:line>
        <draw:frame draw:style-name="gr4" draw:text-style-name="P3" draw:layer="layout" svg:width="3.186cm" svg:height="0.607cm" svg:x="15.407cm" svg:y="7.776cm">
          <draw:text-box>
            <text:p><text:span text:style-name="T1">arp_</text:span><text:span text:style-name="T1">reso</text:span><text:span text:style-name="T1">lve</text:span></text:p>
          </draw:text-box>
        </draw:frame>
        <draw:custom-shape draw:style-name="gr2" draw:text-style-name="P1" draw:layer="layout" svg:width="5.986cm" svg:height="4.24cm" svg:x="2.171cm" svg:y="0.938cm">
          <text:p text:style-name="P1">ICM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942cm" svg:height="4.24cm" svg:x="8.813cm" svg:y="0.937cm">
          <text:p text:style-name="P1">TC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86cm" svg:height="4.24cm" svg:x="20.665cm" svg:y="0.936cm">
          <text:p text:style-name="P1">UDP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963cm" svg:y1="6.381cm" svg:x2="6.071cm" svg:y2="5.156cm">
          <text:p/>
        </draw:line>
        <draw:line draw:style-name="gr3" draw:text-style-name="P4" draw:layer="layout" svg:x1="13.349cm" svg:y1="6.386cm" svg:x2="15.338cm" svg:y2="5.192cm">
          <text:p/>
        </draw:line>
        <draw:line draw:style-name="gr3" draw:text-style-name="P4" draw:layer="layout" svg:x1="14.98cm" svg:y1="6.406cm" svg:x2="22.141cm" svg:y2="5.239cm">
          <text:p/>
        </draw:line>
        <draw:custom-shape draw:style-name="gr2" draw:text-style-name="P1" draw:layer="layout" svg:width="5.346cm" svg:height="1.948cm" svg:x="2.859cm" svg:y="16.272cm">
          <text:p text:style-name="P1">Device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87cm" svg:height="1.948cm" svg:x="8.817cm" svg:y="16.271cm">
          <text:p text:style-name="P1">Device 2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735cm" svg:height="0.962cm" svg:x="15.819cm" svg:y="16.521cm">
          <draw:text-box>
            <text:p>. . .</text:p>
          </draw:text-box>
        </draw:frame>
        <draw:custom-shape draw:style-name="gr2" draw:text-style-name="P1" draw:layer="layout" svg:width="5.299cm" svg:height="1.948cm" svg:x="20.616cm" svg:y="16.27cm">
          <text:p text:style-name="P1">Device N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4.45cm" svg:height="3.52cm" svg:x="2.221cm" svg:y="15.119cm">
          <text:p text:style-name="P1">Device driver layer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964cm" svg:y1="11.702cm" svg:x2="3.964cm" svg:y2="10.643cm">
          <text:p/>
        </draw:line>
        <draw:frame draw:style-name="gr4" draw:text-style-name="P3" draw:layer="layout" svg:width="3.186cm" svg:height="0.607cm" svg:x="4.047cm" svg:y="10.699cm">
          <draw:text-box>
            <text:p><text:span text:style-name="T1">ip_r</text:span><text:span text:style-name="T1">x_m</text:span><text:span text:style-name="T1">sg</text:span></text:p>
          </draw:text-box>
        </draw:frame>
        <draw:frame draw:style-name="gr4" draw:text-style-name="P3" draw:layer="layout" svg:width="3.186cm" svg:height="0.607cm" svg:x="12.017cm" svg:y="10.867cm">
          <draw:text-box>
            <text:p><text:span text:style-name="T1">tx_</text:span><text:span text:style-name="T1">msg</text:span></text:p>
          </draw:text-box>
        </draw:frame>
        <draw:line draw:style-name="gr3" draw:text-style-name="P2" draw:layer="layout" svg:x1="11.493cm" svg:y1="10.638cm" svg:x2="11.473cm" svg:y2="11.657cm">
          <text:p/>
        </draw:line>
        <draw:custom-shape draw:style-name="gr7" draw:text-style-name="P6" draw:layer="layout" svg:width="16.09cm" svg:height="0.946cm" svg:x="6.626cm" svg:y="13.079cm">
          <text:p text:style-name="P1">Work queue NET_IF_QUEUE_ID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3.186cm" svg:height="0.963cm" svg:x="8.387cm" svg:y="5.178cm">
          <draw:text-box>
            <text:p text:style-name="P7"><text:span text:style-name="T1">ip_t</text:span><text:span text:style-name="T1">x_m</text:span><text:span text:style-name="T1">sg</text:span><text:span text:style-name="T1"><text:line-break/></text:span><text:span text:style-name="T1">ip_g</text:span><text:span text:style-name="T1">et_s</text:span><text:span text:style-name="T1">rc_a</text:span><text:span text:style-name="T1">ddr</text:span></text:p>
          </draw:text-box>
        </draw:frame>
        <draw:line draw:style-name="gr3" draw:text-style-name="P2" draw:layer="layout" svg:x1="12.911cm" svg:y1="5.172cm" svg:x2="10.842cm" svg:y2="6.386cm">
          <text:p/>
        </draw:line>
        <draw:custom-shape draw:style-name="gr7" draw:text-style-name="P6" draw:layer="layout" svg:width="12.036cm" svg:height="0.946cm" svg:x="2.551cm" svg:y="8.84cm">
          <text:p text:style-name="P1">Work queue IP_TX_QUEUE_ID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standard" draw:layer="layout" svg:width="8.249cm" svg:height="8.109cm" svg:x="0.959cm" svg:y="3.37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Pointer in net_msg_t</text:p>
              </table:table-cell>
            </table:table-row>
            <table:table-row table:style-name="ro1">
              <table:table-cell table:style-name="ce2">
                <text:p text:style-name="P7">data</text:p>
              </table:table-cell>
            </table:table-row>
            <table:table-row table:style-name="ro1">
              <table:table-cell table:style-name="ce2">
                <text:p text:style-name="P7">start</text:p>
              </table:table-cell>
            </table:table-row>
            <table:table-row table:style-name="ro1">
              <table:table-cell table:style-name="ce2">
                <text:p text:style-name="P7">ip_hdr</text:p>
              </table:table-cell>
            </table:table-row>
            <table:table-row table:style-name="ro2">
              <table:table-cell table:style-name="ce2">
                <text:p text:style-name="P7">tcp_hdr</text:p>
              </table:table-cell>
            </table:table-row>
            <table:table-row table:style-name="ro2">
              <table:table-cell table:style-name="ce2">
                <text:p text:style-name="P7">end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0" draw:text-style-name="P1" draw:layer="layout" svg:width="7.111cm" svg:height="8.363cm" svg:x="14.647cm" svg:y="6.16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.111cm" svg:height="2.283cm" svg:x="14.646cm" svg:y="3.765cm">
          <text:p text:style-name="P1">Headroom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.111cm" svg:height="2.283cm" svg:x="14.645cm" svg:y="14.678cm">
          <text:p text:style-name="P1">Available</text:p>
          <text:p text:style-name="P1">bytes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0.702cm" svg:height="15.378cm" svg:x="12.842cm" svg:y="2.383cm">
          <text:p text:style-name="P1">Message buffer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.52cm" svg:y1="5.266cm" svg:x2="14.163cm" svg:y2="3.891cm">
          <text:p/>
        </draw:line>
        <draw:line draw:style-name="gr3" draw:text-style-name="P2" draw:layer="layout" svg:x1="9.676cm" svg:y1="6.693cm" svg:x2="14.215cm" svg:y2="6.304cm">
          <text:p/>
        </draw:line>
        <draw:line draw:style-name="gr3" draw:text-style-name="P2" draw:layer="layout" svg:x1="9.494cm" svg:y1="10.843cm" svg:x2="14.422cm" svg:y2="14.371cm">
          <text:p/>
        </draw:line>
        <draw:line draw:style-name="gr3" draw:text-style-name="P2" draw:layer="layout" svg:x1="11.595cm" svg:y1="16.835cm" svg:x2="14.163cm" svg:y2="16.835cm">
          <text:p/>
        </draw:line>
        <draw:frame draw:style-name="gr12" draw:text-style-name="P9" draw:layer="layout" svg:width="7.419cm" svg:height="0.725cm" svg:x="3.728cm" svg:y="16.454cm">
          <draw:text-box>
            <text:p text:style-name="P7"><text:span text:style-name="T2">net</text:span><text:span text:style-name="T2">_m</text:span><text:span text:style-name="T2">sg-</text:span><text:span text:style-name="T2">&gt;d</text:span><text:span text:style-name="T2">ata </text:span><text:span text:style-name="T2">+ </text:span><text:span text:style-name="T2">net</text:span><text:span text:style-name="T2">_m</text:span><text:span text:style-name="T2">sg-</text:span><text:span text:style-name="T2">&gt;le</text:span><text:span text:style-name="T2">ngt</text:span><text:span text:style-name="T2">h</text:span></text:p>
          </draw:text-box>
        </draw:frame>
        <draw:custom-shape draw:style-name="gr7" draw:text-style-name="P10" draw:layer="layout" svg:width="2.879cm" svg:height="1.245cm" svg:x="16.731cm" svg:y="6.796cm">
          <text:p text:style-name="P1"><text:span text:style-name="T3">IP</text:span><text:span text:style-name="T3"><text:line-break/></text:span><text:span text:style-name="T3">he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879cm" svg:height="1.245cm" svg:x="16.73cm" svg:y="8.295cm">
          <text:p text:style-name="P1"><text:span text:style-name="T3">TCP</text:span><text:span text:style-name="T3"><text:line-break/></text:span><text:span text:style-name="T3">he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879cm" svg:height="4.473cm" svg:x="16.729cm" svg:y="9.794cm">
          <text:p text:style-name="P1"><text:span text:style-name="T3">TCP</text:span><text:span text:style-name="T3"><text:line-break/></text:span><text:span text:style-name="T3">data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.65cm" svg:y1="7.963cm" svg:x2="16.342cm" svg:y2="6.926cm">
          <text:p/>
        </draw:line>
        <draw:line draw:style-name="gr3" draw:text-style-name="P2" draw:layer="layout" svg:x1="9.909cm" svg:y1="9.338cm" svg:x2="16.368cm" svg:y2="8.378cm">
          <text:p/>
        </draw:line>
        <presentation:notes draw:style-name="dp2">
          <draw:page-thumbnail draw:style-name="gr9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" draw:text-style-name="P1" draw:layer="layout" svg:width="24.397cm" svg:height="2.785cm" svg:x="1.734cm" svg:y="5.688cm">
          <text:p text:style-name="P1">Network interface laye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4.397cm" svg:height="2.785cm" svg:x="1.759cm" svg:y="0.525cm">
          <text:p text:style-name="P1">Upper layers (IP, ARP, ...)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8.897cm" svg:height="3.242cm" svg:x="1.868cm" svg:y="11.621cm">
          <text:p text:style-name="P1">Device drive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8.897cm" svg:height="3.242cm" svg:x="17.223cm" svg:y="11.646cm">
          <text:p text:style-name="P1">Device driver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.579cm" svg:height="2.775cm" svg:x="1.894cm" svg:y="16.005cm">
          <text:p text:style-name="P1">Network</text:p>
          <text:p text:style-name="P1">card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.579cm" svg:height="2.775cm" svg:x="7.158cm" svg:y="16.004cm">
          <text:p text:style-name="P1">Network</text:p>
          <text:p text:style-name="P1">card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.579cm" svg:height="2.775cm" svg:x="17.221cm" svg:y="16.003cm">
          <text:p text:style-name="P1">Network</text:p>
          <text:p text:style-name="P1">card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.579cm" svg:height="2.775cm" svg:x="22.537cm" svg:y="15.976cm">
          <text:p text:style-name="P1">Network</text:p>
          <text:p text:style-name="P1">card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3.839cm" svg:y1="14.889cm" svg:x2="3.839cm" svg:y2="16.031cm">
          <text:p/>
        </draw:line>
        <draw:line draw:style-name="gr14" draw:text-style-name="P2" draw:layer="layout" svg:x1="9.037cm" svg:y1="14.889cm" svg:x2="9.037cm" svg:y2="16.031cm">
          <text:p/>
        </draw:line>
        <draw:line draw:style-name="gr14" draw:text-style-name="P2" draw:layer="layout" svg:x1="19.035cm" svg:y1="14.889cm" svg:x2="19.035cm" svg:y2="16.031cm">
          <text:p/>
        </draw:line>
        <draw:line draw:style-name="gr14" draw:text-style-name="P2" draw:layer="layout" svg:x1="24.233cm" svg:y1="14.889cm" svg:x2="24.233cm" svg:y2="16.031cm">
          <text:p/>
        </draw:line>
        <draw:line draw:style-name="gr3" draw:text-style-name="P2" draw:layer="layout" svg:x1="17.189cm" svg:y1="5.681cm" svg:x2="17.189cm" svg:y2="3.346cm">
          <text:p/>
        </draw:line>
        <draw:frame draw:style-name="gr5" draw:text-style-name="P5" draw:layer="layout" svg:width="8.611cm" svg:height="0.962cm" svg:x="17.962cm" svg:y="3.943cm">
          <draw:text-box>
            <text:p>&lt;proto&gt;_rx_msg</text:p>
          </draw:text-box>
        </draw:frame>
        <draw:frame draw:style-name="gr5" draw:text-style-name="P5" draw:layer="layout" svg:width="8.611cm" svg:height="0.962cm" svg:x="4.663cm" svg:y="3.943cm">
          <draw:text-box>
            <text:p>net_if_tx_msg</text:p>
          </draw:text-box>
        </draw:frame>
        <draw:line draw:style-name="gr3" draw:text-style-name="P2" draw:layer="layout" svg:x1="10.065cm" svg:y1="3.32cm" svg:x2="10.065cm" svg:y2="5.681cm">
          <text:p/>
        </draw:line>
        <draw:line draw:style-name="gr3" draw:text-style-name="P2" draw:layer="layout" svg:x1="3.58cm" svg:y1="8.482cm" svg:x2="3.58cm" svg:y2="11.673cm">
          <text:p/>
        </draw:line>
        <draw:frame draw:style-name="gr5" draw:text-style-name="P5" draw:layer="layout" svg:width="8.611cm" svg:height="0.962cm" svg:x="3.99cm" svg:y="9.649cm">
          <draw:text-box>
            <text:p>tx_msg</text:p>
          </draw:text-box>
        </draw:frame>
        <draw:line draw:style-name="gr3" draw:text-style-name="P2" draw:layer="layout" svg:x1="8.508cm" svg:y1="11.595cm" svg:x2="8.508cm" svg:y2="8.482cm">
          <text:p/>
        </draw:line>
        <draw:frame draw:style-name="gr15" draw:text-style-name="P5" draw:layer="layout" svg:width="8.611cm" svg:height="2.384cm" svg:x="8.764cm" svg:y="9cm">
          <draw:text-box>
            <text:p>net_if_add_nic</text:p>
            <text:p>net_if_multiplex_msg<text:line-break/>net_if_tx_event</text:p>
          </draw:text-box>
        </draw:frame>
        <draw:line draw:style-name="gr3" draw:text-style-name="P2" draw:layer="layout" svg:x1="19.03cm" svg:y1="8.482cm" svg:x2="19.03cm" svg:y2="11.673cm">
          <text:p/>
        </draw:line>
        <draw:line draw:style-name="gr3" draw:text-style-name="P2" draw:layer="layout" svg:x1="23.958cm" svg:y1="11.595cm" svg:x2="23.958cm" svg:y2="8.482cm">
          <text:p/>
        </draw:line>
        <draw:custom-shape draw:style-name="gr7" draw:text-style-name="P6" draw:layer="layout" svg:width="18.859cm" svg:height="0.856cm" svg:x="4.124cm" svg:y="7.237cm">
          <text:p text:style-name="P1">Work queue NET_IF_QUEUE_ID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1" draw:text-style-name="P1" xml:id="id1" draw:id="id1" draw:layer="layout" svg:width="7.173cm" svg:height="3.939cm" svg:x="3.322cm" svg:y="3.528cm">
          <text:p text:style-name="P1">Socket</text:p>
          <draw:enhanced-geometry svg:viewBox="0 0 21600 21600" draw:type="rectangle" draw:enhanced-path="M 0 0 L 21600 0 21600 21600 0 21600 0 0 Z N"/>
        </draw:custom-shape>
        <draw:custom-shape draw:style-name="gr11" draw:text-style-name="P1" xml:id="id2" draw:id="id2" draw:layer="layout" svg:width="7.173cm" svg:height="3.939cm" svg:x="13.022cm" svg:y="1.675cm">
          <text:p text:style-name="P1">Receive queue</text:p>
          <draw:enhanced-geometry svg:viewBox="0 0 21600 21600" draw:type="rectangle" draw:enhanced-path="M 0 0 L 21600 0 21600 21600 0 21600 0 0 Z N"/>
        </draw:custom-shape>
        <draw:custom-shape draw:style-name="gr11" draw:text-style-name="P1" xml:id="id3" draw:id="id3" draw:layer="layout" svg:width="7.173cm" svg:height="3.939cm" svg:x="13.05cm" svg:y="7.906cm">
          <text:p text:style-name="P1">Transmit queue</text:p>
          <draw:enhanced-geometry svg:viewBox="0 0 21600 21600" draw:type="rectangle" draw:enhanced-path="M 0 0 L 21600 0 21600 21600 0 21600 0 0 Z N"/>
        </draw:custom-shape>
        <draw:custom-shape draw:style-name="gr11" draw:text-style-name="P1" xml:id="id4" draw:id="id4" draw:layer="layout" svg:width="7.173cm" svg:height="3.939cm" svg:x="13.02cm" svg:y="13.844cm">
          <text:p text:style-name="P1">Connection <text:line-break/>indication </text:p>
          <text:p text:style-name="P1">queu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0.495cm" svg:y1="5.497cm" svg:x2="13.022cm" svg:y2="3.644cm" draw:start-shape="id1" draw:start-glue-point="1" draw:end-shape="id2" svg:d="M10495 5497h1263v-1853h1264" svg:viewBox="0 0 2528 1854">
          <text:p/>
        </draw:connector>
        <draw:connector draw:style-name="gr3" draw:text-style-name="P2" draw:layer="layout" svg:x1="10.495cm" svg:y1="5.497cm" svg:x2="13.05cm" svg:y2="9.875cm" draw:start-shape="id1" draw:start-glue-point="1" draw:end-shape="id3" svg:d="M10495 5497h1277v4378h1278" svg:viewBox="0 0 2556 4379">
          <text:p/>
        </draw:connector>
        <draw:connector draw:style-name="gr3" draw:text-style-name="P2" draw:layer="layout" svg:x1="10.495cm" svg:y1="5.497cm" svg:x2="13.02cm" svg:y2="15.813cm" draw:start-shape="id1" draw:start-glue-point="1" draw:end-shape="id4" svg:d="M10495 5497h1262v10316h1263" svg:viewBox="0 0 2526 10317">
          <text:p/>
        </draw:connector>
        <draw:custom-shape draw:style-name="gr11" draw:text-style-name="P1" draw:layer="layout" svg:width="7.173cm" svg:height="3.939cm" svg:x="3.321cm" svg:y="3.527cm">
          <text:p text:style-name="P1"><text:span text:style-name="T4">Socket</text:span></text:p>
          <text:p text:style-name="P1"/>
          <text:p text:style-name="P1">State<text:line-break/>pending error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1.813cm" svg:y1="10.407cm" svg:x2="20.343cm" svg:y2="9.907cm">
          <text:p/>
        </draw:line>
        <draw:frame draw:style-name="gr16" draw:text-style-name="P5" draw:layer="layout" svg:width="4.087cm" svg:height="1.187cm" svg:x="22.254cm" svg:y="9.936cm">
          <draw:text-box>
            <text:p/>
          </draw:text-box>
        </draw:frame>
        <draw:frame draw:style-name="gr17" draw:text-style-name="P12" draw:layer="layout" svg:width="4.733cm" svg:height="1.827cm" svg:x="22.166cm" svg:y="9.584cm">
          <draw:text-box>
            <text:p><text:span text:style-name="T5">Nee</text:span><text:span text:style-name="T5">d </text:span><text:span text:style-name="T5">this </text:span><text:span text:style-name="T5">bec</text:span><text:span text:style-name="T5">aus</text:span><text:span text:style-name="T5">e </text:span><text:span text:style-name="T5">rece</text:span><text:span text:style-name="T5">iver </text:span><text:span text:style-name="T5">mig</text:span><text:span text:style-name="T5">ht </text:span><text:span text:style-name="T5">not </text:span><text:span text:style-name="T5">be </text:span><text:span text:style-name="T5">read</text:span><text:span text:style-name="T5">y to </text:span><text:span text:style-name="T5">acc</text:span><text:span text:style-name="T5">ept </text:span><text:span text:style-name="T5">mor</text:span><text:span text:style-name="T5">e </text:span><text:span text:style-name="T5">data </text:span><text:span text:style-name="T5">(win</text:span><text:span text:style-name="T5">dow</text:span><text:span text:style-name="T5">!)</text:span></text:p>
          </draw:text-box>
        </draw:frame>
        <draw:custom-shape draw:style-name="gr11" draw:text-style-name="P1" draw:layer="layout" svg:width="7.173cm" svg:height="3.939cm" svg:x="3.294cm" svg:y="11.303cm">
          <text:p text:style-name="P1"><text:span text:style-name="T4">Open File</text:span>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788cm" svg:y1="11.278cm" svg:x2="6.788cm" svg:y2="7.51cm">
          <text:p/>
        </draw:line>
        <draw:frame draw:style-name="gr18" draw:text-style-name="P12" draw:layer="layout" svg:width="4.733cm" svg:height="3.797cm" svg:x="22.66cm" svg:y="2.813cm">
          <draw:text-box>
            <text:p><text:span text:style-name="T5">We </text:span><text:span text:style-name="T5">prob</text:span><text:span text:style-name="T5">ably </text:span><text:span text:style-name="T5">nee</text:span><text:span text:style-name="T5">d </text:span><text:span text:style-name="T5">diffe</text:span><text:span text:style-name="T5">rent </text:span><text:span text:style-name="T5">type</text:span><text:span text:style-name="T5">s of </text:span><text:span text:style-name="T5">que</text:span><text:span text:style-name="T5">ues. </text:span><text:span text:style-name="T5">For </text:span><text:span text:style-name="T5">a </text:span><text:span text:style-name="T5">stre</text:span><text:span text:style-name="T5">am </text:span><text:span text:style-name="T5">orie</text:span><text:span text:style-name="T5">nted </text:span><text:span text:style-name="T5">soc</text:span><text:span text:style-name="T5">ket, </text:span><text:span text:style-name="T5">this </text:span><text:span text:style-name="T5">is a </text:span><text:span text:style-name="T5">stre</text:span><text:span text:style-name="T5">am </text:span><text:span text:style-name="T5">of </text:span><text:span text:style-name="T5">byte</text:span><text:span text:style-name="T5">s, </text:span><text:span text:style-name="T5">for </text:span><text:span text:style-name="T5">a </text:span><text:span text:style-name="T5">data</text:span><text:span text:style-name="T5">gra</text:span><text:span text:style-name="T5">m </text:span><text:span text:style-name="T5">or </text:span><text:span text:style-name="T5">raw </text:span><text:span text:style-name="T5">soc</text:span><text:span text:style-name="T5">ket, </text:span><text:span text:style-name="T5">it is </text:span><text:span text:style-name="T5">a </text:span><text:span text:style-name="T5">que</text:span><text:span text:style-name="T5">ue </text:span><text:span text:style-name="T5">of </text:span><text:span text:style-name="T5">net_</text:span><text:span text:style-name="T5">msg</text:span><text:span text:style-name="T5">, as </text:span><text:span text:style-name="T5">we </text:span><text:span text:style-name="T5">nee</text:span><text:span text:style-name="T5">d to</text:span></text:p>
            <text:p><text:span text:style-name="T5">Pre</text:span><text:span text:style-name="T5">serv</text:span><text:span text:style-name="T5">e </text:span><text:span text:style-name="T5">mes</text:span><text:span text:style-name="T5">sag</text:span><text:span text:style-name="T5">e </text:span><text:span text:style-name="T5">bou</text:span><text:span text:style-name="T5">ndar</text:span><text:span text:style-name="T5">ies</text:span></text:p>
          </draw:text-box>
        </draw:frame>
        <draw:line draw:style-name="gr3" draw:text-style-name="P2" draw:layer="layout" svg:x1="22.574cm" svg:y1="2.791cm" svg:x2="20.608cm" svg:y2="3.107cm">
          <text:p/>
        </draw:line>
        <presentation:notes draw:style-name="dp2">
          <draw:page-thumbnail draw:style-name="gr9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1" draw:text-style-name="P13" draw:layer="layout" svg:width="2.377cm" svg:height="2.376cm" svg:x="12.139cm" svg:y="0.927cm">
          <text:p text:style-name="P1"><text:span text:style-name="T5">CLOS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2.376cm" svg:height="2.376cm" svg:x="16.942cm" svg:y="10.123cm">
          <text:p text:style-name="P1"><text:span text:style-name="T5">SYN-S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draw:layer="layout" svg:width="2.376cm" svg:height="2.377cm" svg:x="8.135cm" svg:y="5.275cm">
          <text:p text:style-name="P1"><text:span text:style-name="T6">LIST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2.376cm" svg:height="2.377cm" svg:x="8.135cm" svg:y="10.106cm">
          <text:p text:style-name="P1"><text:span text:style-name="T5">SYN-RCV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2.377cm" svg:height="2.376cm" svg:x="12.151cm" svg:y="17.345cm">
          <text:p text:style-name="P1"><text:span text:style-name="T5">ESTABLISH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2.435cm" svg:y1="2.963cm" svg:x2="10.133cm" svg:y2="5.662cm">
          <text:p/>
        </draw:line>
        <draw:line draw:style-name="gr3" draw:text-style-name="P2" draw:layer="layout" svg:x1="9.34cm" svg:y1="7.646cm" svg:x2="9.34cm" svg:y2="10.133cm">
          <text:p/>
        </draw:line>
        <draw:line draw:style-name="gr3" draw:text-style-name="P2" draw:layer="layout" svg:x1="14.155cm" svg:y1="3.069cm" svg:x2="18.15cm" svg:y2="10.186cm">
          <text:p/>
        </draw:line>
        <draw:line draw:style-name="gr3" draw:text-style-name="P2" draw:layer="layout" svg:x1="9.287cm" svg:y1="12.541cm" svg:x2="13.361cm" svg:y2="17.409cm">
          <text:p/>
        </draw:line>
        <draw:line draw:style-name="gr3" draw:text-style-name="P2" draw:layer="layout" svg:x1="18.124cm" svg:y1="12.541cm" svg:x2="13.282cm" svg:y2="17.409cm">
          <text:p/>
        </draw:line>
        <draw:frame draw:style-name="gr19" draw:text-style-name="P15" draw:layer="layout" svg:width="6.721cm" svg:height="1.199cm" svg:x="15.663cm" svg:y="4.63cm">
          <draw:text-box>
            <text:p><text:span text:style-name="T2">Co</text:span><text:span text:style-name="T2">nn</text:span><text:span text:style-name="T2">ect </text:span><text:span text:style-name="T2">sys</text:span><text:span text:style-name="T2">te</text:span><text:span text:style-name="T2">m </text:span><text:span text:style-name="T2">call</text:span><text:span text:style-name="T2"><text:line-break/></text:span><text:span text:style-name="T2">SY</text:span><text:span text:style-name="T2">N </text:span><text:span text:style-name="T2">se</text:span><text:span text:style-name="T2">gm</text:span><text:span text:style-name="T2">ent </text:span><text:span text:style-name="T2">se</text:span><text:span text:style-name="T2">nt</text:span></text:p>
          </draw:text-box>
        </draw:frame>
        <draw:frame draw:style-name="gr12" draw:text-style-name="P15" draw:layer="layout" svg:width="6.721cm" svg:height="0.725cm" svg:x="5.531cm" svg:y="3.52cm">
          <draw:text-box>
            <text:p><text:span text:style-name="T2">list</text:span><text:span text:style-name="T2">en </text:span><text:span text:style-name="T2">sys</text:span><text:span text:style-name="T2">te</text:span><text:span text:style-name="T2">m </text:span><text:span text:style-name="T2">call</text:span></text:p>
          </draw:text-box>
        </draw:frame>
        <draw:frame draw:style-name="gr19" draw:text-style-name="P9" draw:layer="layout" svg:width="6.721cm" svg:height="1.199cm" svg:x="2.241cm" svg:y="8.417cm">
          <draw:text-box>
            <text:p text:style-name="P7"><text:span text:style-name="T2">SY</text:span><text:span text:style-name="T2">N </text:span><text:span text:style-name="T2">rec</text:span><text:span text:style-name="T2">eiv</text:span><text:span text:style-name="T2">ed</text:span><text:span text:style-name="T2"><text:line-break/></text:span><text:span text:style-name="T2">SY</text:span><text:span text:style-name="T2">N-</text:span><text:span text:style-name="T2">AC</text:span><text:span text:style-name="T2">K </text:span><text:span text:style-name="T2">se</text:span><text:span text:style-name="T2">nt</text:span></text:p>
          </draw:text-box>
        </draw:frame>
        <draw:frame draw:style-name="gr19" draw:text-style-name="P15" draw:layer="layout" svg:width="6.721cm" svg:height="1.199cm" svg:x="16.96cm" svg:y="14.315cm">
          <draw:text-box>
            <text:p><text:span text:style-name="T2">SY</text:span><text:span text:style-name="T2">N-</text:span><text:span text:style-name="T2">AC</text:span><text:span text:style-name="T2">K </text:span><text:span text:style-name="T2">rec</text:span><text:span text:style-name="T2">eiv</text:span><text:span text:style-name="T2">ed</text:span><text:span text:style-name="T2"><text:line-break/></text:span><text:span text:style-name="T2">AC</text:span><text:span text:style-name="T2">K </text:span><text:span text:style-name="T2">se</text:span><text:span text:style-name="T2">nt</text:span></text:p>
          </draw:text-box>
        </draw:frame>
        <draw:frame draw:style-name="gr12" draw:text-style-name="P9" draw:layer="layout" svg:width="6.721cm" svg:height="0.725cm" svg:x="3.512cm" svg:y="14.159cm">
          <draw:text-box>
            <text:p text:style-name="P7"><text:span text:style-name="T2">AC</text:span><text:span text:style-name="T2">K </text:span><text:span text:style-name="T2">rec</text:span><text:span text:style-name="T2">eiv</text:span><text:span text:style-name="T2">ed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1" draw:text-style-name="P16" draw:layer="layout" svg:width="23.757cm" svg:height="4.205cm" svg:x="1.838cm" svg:y="4.392cm">
          <text:p text:style-name="P1"><text:span text:style-name="T7">Stream of data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083cm" svg:y1="11.601cm" svg:x2="6.083cm" svg:y2="8.649cm">
          <text:p/>
        </draw:line>
        <draw:frame draw:style-name="gr5" draw:text-style-name="P17" draw:layer="layout" svg:width="23.764cm" svg:height="0.962cm" svg:x="1.78cm" svg:y="0.89cm">
          <draw:text-box>
            <text:p text:style-name="P1">The send sequence space</text:p>
          </draw:text-box>
        </draw:frame>
        <draw:frame draw:style-name="gr5" draw:text-style-name="P5" draw:layer="layout" svg:width="5.075cm" svg:height="0.962cm" svg:x="3.825cm" svg:y="12.124cm">
          <draw:text-box>
            <text:p>SND_UNA</text:p>
          </draw:text-box>
        </draw:frame>
        <draw:line draw:style-name="gr3" draw:text-style-name="P2" draw:layer="layout" svg:x1="12.049cm" svg:y1="11.578cm" svg:x2="12.049cm" svg:y2="8.626cm">
          <text:p/>
        </draw:line>
        <draw:frame draw:style-name="gr20" draw:text-style-name="P5" draw:layer="layout" svg:width="5.075cm" svg:height="2.072cm" svg:x="9.791cm" svg:y="12.101cm">
          <draw:text-box>
            <text:p>SND_NXT</text:p>
            <text:p><text:span text:style-name="T3">Ne</text:span><text:span text:style-name="T3">xt </text:span><text:span text:style-name="T3">se</text:span><text:span text:style-name="T3">qu</text:span><text:span text:style-name="T3">en</text:span><text:span text:style-name="T3">ce </text:span><text:span text:style-name="T3">nu</text:span><text:span text:style-name="T3">m</text:span><text:span text:style-name="T3">be</text:span><text:span text:style-name="T3">r </text:span><text:span text:style-name="T3">to </text:span><text:span text:style-name="T3">be </text:span><text:span text:style-name="T3">se</text:span><text:span text:style-name="T3">nt</text:span></text:p>
          </draw:text-box>
        </draw:frame>
        <draw:line draw:style-name="gr3" draw:text-style-name="P2" draw:layer="layout" svg:x1="6.084cm" svg:y1="11.602cm" svg:x2="6.084cm" svg:y2="8.65cm">
          <text:p/>
        </draw:line>
        <draw:frame draw:style-name="gr21" draw:text-style-name="P5" draw:layer="layout" svg:width="5.075cm" svg:height="2.627cm" svg:x="3.826cm" svg:y="12.125cm">
          <draw:text-box>
            <text:p>SND_UNA<text:line-break/><text:span text:style-name="T3">S</text:span><text:span text:style-name="T3">m</text:span><text:span text:style-name="T3">all</text:span><text:span text:style-name="T3">es</text:span><text:span text:style-name="T3">t </text:span><text:span text:style-name="T3">se</text:span><text:span text:style-name="T3">qu</text:span><text:span text:style-name="T3">en</text:span><text:span text:style-name="T3">ce </text:span><text:span text:style-name="T3">nu</text:span><text:span text:style-name="T3">m</text:span><text:span text:style-name="T3">be</text:span><text:span text:style-name="T3">r </text:span><text:span text:style-name="T3">no</text:span><text:span text:style-name="T3">t </text:span><text:span text:style-name="T3">ye</text:span><text:span text:style-name="T3">t </text:span><text:span text:style-name="T3">ac</text:span><text:span text:style-name="T3">kn</text:span><text:span text:style-name="T3">ow</text:span><text:span text:style-name="T3">le</text:span><text:span text:style-name="T3">dg</text:span><text:span text:style-name="T3">ed</text:span></text:p>
          </draw:text-box>
        </draw:frame>
        <draw:line draw:style-name="gr3" draw:text-style-name="P2" draw:layer="layout" svg:x1="20.444cm" svg:y1="11.555cm" svg:x2="20.444cm" svg:y2="8.603cm">
          <text:p/>
        </draw:line>
        <draw:frame draw:style-name="gr22" draw:text-style-name="P5" draw:layer="layout" svg:width="5.075cm" svg:height="2.783cm" svg:x="18.186cm" svg:y="12.078cm">
          <draw:text-box>
            <text:p>SND_UNA + SND_WND</text:p>
            <text:p><text:span text:style-name="T3">Ri</text:span><text:span text:style-name="T3">gh</text:span><text:span text:style-name="T3">t </text:span><text:span text:style-name="T3">ha</text:span><text:span text:style-name="T3">nd </text:span><text:span text:style-name="T3">sid</text:span><text:span text:style-name="T3">e </text:span><text:span text:style-name="T3">of </text:span><text:span text:style-name="T3">se</text:span><text:span text:style-name="T3">nd </text:span><text:span text:style-name="T3">wi</text:span><text:span text:style-name="T3">nd</text:span><text:span text:style-name="T3">ow</text:span></text:p>
          </draw:text-box>
        </draw:frame>
        <draw:custom-shape draw:style-name="gr23" draw:text-style-name="P2" draw:layer="layout" svg:width="0.698cm" svg:height="4.248cm" draw:transform="rotate (1.5707963267949) translate (1.91cm 16.458cm)">
          <text:p/>
          <draw:enhanced-geometry svg:viewBox="0 0 21600 21600" draw:glue-points="21600 0 0 10800 21600 21600" draw:text-areas="13800 ?f9 21600 ?f10" draw:type="left-brace" draw:modifiers="1800 10594.774346793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" draw:text-style-name="P2" draw:layer="layout" svg:width="0.698cm" svg:height="5.436cm" draw:transform="rotate (1.5707963267949) translate (6.35cm 16.456cm)">
          <text:p/>
          <draw:enhanced-geometry svg:viewBox="0 0 21600 21600" draw:glue-points="21600 0 0 10800 21600 21600" draw:text-areas="13800 ?f9 21600 ?f10" draw:type="left-brace" draw:modifiers="1800 10594.774346793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" draw:text-style-name="P2" draw:layer="layout" svg:width="0.698cm" svg:height="8.313cm" draw:transform="rotate (1.5707963267949) translate (12.108cm 16.454cm)">
          <text:p/>
          <draw:enhanced-geometry svg:viewBox="0 0 21600 21600" draw:glue-points="21600 0 0 10800 21600 21600" draw:text-areas="13800 ?f9 21600 ?f10" draw:type="left-brace" draw:modifiers="1800 10594.774346793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" draw:text-style-name="P2" draw:layer="layout" svg:width="0.698cm" svg:height="4.248cm" draw:transform="rotate (1.5707963267949) translate (20.607cm 16.452cm)">
          <text:p/>
          <draw:enhanced-geometry svg:viewBox="0 0 21600 21600" draw:glue-points="21600 0 0 10800 21600 21600" draw:text-areas="13800 ?f9 21600 ?f10" draw:type="left-brace" draw:modifiers="1800 10594.774346793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4" draw:text-style-name="P12" draw:layer="layout" svg:width="3.824cm" svg:height="1.039cm" svg:x="2.069cm" svg:y="16.886cm">
          <draw:text-box>
            <text:p><text:span text:style-name="T5">Sen</text:span><text:span text:style-name="T5">t </text:span><text:span text:style-name="T5">and </text:span><text:span text:style-name="T5">ack</text:span><text:span text:style-name="T5">now</text:span><text:span text:style-name="T5">ledg</text:span><text:span text:style-name="T5">ed</text:span></text:p>
          </draw:text-box>
        </draw:frame>
        <draw:frame draw:style-name="gr24" draw:text-style-name="P12" draw:layer="layout" svg:width="3.824cm" svg:height="1.039cm" svg:x="7.361cm" svg:y="16.887cm">
          <draw:text-box>
            <text:p><text:span text:style-name="T5">Sen</text:span><text:span text:style-name="T5">t </text:span><text:span text:style-name="T5">but </text:span><text:span text:style-name="T5">not </text:span><text:span text:style-name="T5">yet </text:span><text:span text:style-name="T5">ack</text:span><text:span text:style-name="T5">now</text:span><text:span text:style-name="T5">ledg</text:span><text:span text:style-name="T5">ed</text:span></text:p>
          </draw:text-box>
        </draw:frame>
        <draw:frame draw:style-name="gr25" draw:text-style-name="P12" draw:layer="layout" svg:width="4.039cm" svg:height="0.645cm" svg:x="13.576cm" svg:y="16.888cm">
          <draw:text-box>
            <text:p><text:span text:style-name="T5">Wait</text:span><text:span text:style-name="T5">ing </text:span><text:span text:style-name="T5">to </text:span><text:span text:style-name="T5">be </text:span><text:span text:style-name="T5">sent</text:span></text:p>
          </draw:text-box>
        </draw:frame>
        <draw:frame draw:style-name="gr24" draw:text-style-name="P12" draw:layer="layout" svg:width="4.039cm" svg:height="1.039cm" svg:x="20.423cm" svg:y="16.889cm">
          <draw:text-box>
            <text:p><text:span text:style-name="T5">Wait</text:span><text:span text:style-name="T5">ing </text:span><text:span text:style-name="T5">for </text:span><text:span text:style-name="T5">rece</text:span><text:span text:style-name="T5">iver</text:span><text:span text:style-name="T5">s </text:span><text:span text:style-name="T5">buff</text:span><text:span text:style-name="T5">er </text:span><text:span text:style-name="T5">to </text:span><text:span text:style-name="T5">emp</text:span><text:span text:style-name="T5">ty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6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0" draw:text-style-name="P16" draw:layer="layout" svg:width="23.757cm" svg:height="4.205cm" svg:x="1.838cm" svg:y="4.392cm">
          <text:p/>
          <draw:enhanced-geometry svg:viewBox="0 0 21600 21600" draw:type="rectangle" draw:enhanced-path="M 0 0 L 21600 0 21600 21600 0 21600 0 0 Z N"/>
        </draw:custom-shape>
        <draw:frame draw:style-name="gr5" draw:text-style-name="P19" draw:layer="layout" svg:width="23.764cm" svg:height="0.962cm" svg:x="1.802cm" svg:y="0cm">
          <draw:text-box>
            <text:p text:style-name="P1"><text:span text:style-name="T7">T</text:span><text:span text:style-name="T7">h</text:span><text:span text:style-name="T7">e </text:span><text:span text:style-name="T7">se</text:span><text:span text:style-name="T7">n</text:span><text:span text:style-name="T7">d </text:span><text:span text:style-name="T7">se</text:span><text:span text:style-name="T7">q</text:span><text:span text:style-name="T7">u</text:span><text:span text:style-name="T7">e</text:span><text:span text:style-name="T7">nc</text:span><text:span text:style-name="T7">e </text:span><text:span text:style-name="T7">sp</text:span><text:span text:style-name="T7">ac</text:span><text:span text:style-name="T7">e</text:span></text:p>
          </draw:text-box>
        </draw:frame>
        <draw:frame draw:style-name="gr5" draw:text-style-name="P20" draw:layer="layout" svg:width="5.075cm" svg:height="0.962cm" svg:x="3.825cm" svg:y="12.124cm">
          <draw:text-box>
            <text:p><text:span text:style-name="T7">S</text:span><text:span text:style-name="T7">N</text:span><text:span text:style-name="T7">D</text:span><text:span text:style-name="T7">_</text:span><text:span text:style-name="T7">U</text:span><text:span text:style-name="T7">N</text:span><text:span text:style-name="T7">A</text:span></text:p>
          </draw:text-box>
        </draw:frame>
        <draw:line draw:style-name="gr3" draw:text-style-name="P2" draw:layer="layout" svg:x1="11.249cm" svg:y1="11.578cm" svg:x2="11.249cm" svg:y2="8.626cm">
          <text:p/>
        </draw:line>
        <draw:frame draw:style-name="gr20" draw:text-style-name="P20" draw:layer="layout" svg:width="5.075cm" svg:height="2.072cm" svg:x="9.791cm" svg:y="12.101cm">
          <draw:text-box>
            <text:p><text:span text:style-name="T7">S</text:span><text:span text:style-name="T7">N</text:span><text:span text:style-name="T7">D</text:span><text:span text:style-name="T7">_</text:span><text:span text:style-name="T7">N</text:span><text:span text:style-name="T7">X</text:span><text:span text:style-name="T7">T</text:span></text:p>
            <text:p><text:span text:style-name="T3">Ne</text:span><text:span text:style-name="T3">xt </text:span><text:span text:style-name="T3">se</text:span><text:span text:style-name="T3">qu</text:span><text:span text:style-name="T3">en</text:span><text:span text:style-name="T3">ce </text:span><text:span text:style-name="T3">nu</text:span><text:span text:style-name="T3">m</text:span><text:span text:style-name="T3">be</text:span><text:span text:style-name="T3">r </text:span><text:span text:style-name="T3">to </text:span><text:span text:style-name="T3">be </text:span><text:span text:style-name="T3">se</text:span><text:span text:style-name="T3">nt</text:span></text:p>
          </draw:text-box>
        </draw:frame>
        <draw:line draw:style-name="gr3" draw:text-style-name="P2" draw:layer="layout" svg:x1="5.584cm" svg:y1="11.602cm" svg:x2="5.584cm" svg:y2="8.65cm">
          <text:p/>
        </draw:line>
        <draw:frame draw:style-name="gr21" draw:text-style-name="P20" draw:layer="layout" svg:width="5.075cm" svg:height="2.627cm" svg:x="3.826cm" svg:y="12.125cm">
          <draw:text-box>
            <text:p><text:span text:style-name="T7">S</text:span><text:span text:style-name="T7">N</text:span><text:span text:style-name="T7">D</text:span><text:span text:style-name="T7">_</text:span><text:span text:style-name="T7">U</text:span><text:span text:style-name="T7">N</text:span><text:span text:style-name="T7">A</text:span><text:span text:style-name="T7"><text:line-break/></text:span><text:span text:style-name="T3">S</text:span><text:span text:style-name="T3">m</text:span><text:span text:style-name="T3">all</text:span><text:span text:style-name="T3">es</text:span><text:span text:style-name="T3">t </text:span><text:span text:style-name="T3">se</text:span><text:span text:style-name="T3">qu</text:span><text:span text:style-name="T3">en</text:span><text:span text:style-name="T3">ce </text:span><text:span text:style-name="T3">nu</text:span><text:span text:style-name="T3">m</text:span><text:span text:style-name="T3">be</text:span><text:span text:style-name="T3">r </text:span><text:span text:style-name="T3">no</text:span><text:span text:style-name="T3">t </text:span><text:span text:style-name="T3">ye</text:span><text:span text:style-name="T3">t </text:span><text:span text:style-name="T3">ac</text:span><text:span text:style-name="T3">kn</text:span><text:span text:style-name="T3">ow</text:span><text:span text:style-name="T3">le</text:span><text:span text:style-name="T3">dg</text:span><text:span text:style-name="T3">ed</text:span></text:p>
          </draw:text-box>
        </draw:frame>
        <draw:line draw:style-name="gr3" draw:text-style-name="P2" draw:layer="layout" svg:x1="19.844cm" svg:y1="11.555cm" svg:x2="19.844cm" svg:y2="8.603cm">
          <text:p/>
        </draw:line>
        <draw:frame draw:style-name="gr22" draw:text-style-name="P20" draw:layer="layout" svg:width="5.075cm" svg:height="2.783cm" svg:x="18.186cm" svg:y="12.078cm">
          <draw:text-box>
            <text:p><text:span text:style-name="T7">S</text:span><text:span text:style-name="T7">N</text:span><text:span text:style-name="T7">D</text:span><text:span text:style-name="T7">_</text:span><text:span text:style-name="T7">U</text:span><text:span text:style-name="T7">N</text:span><text:span text:style-name="T7">A </text:span><text:span text:style-name="T7">+ </text:span><text:span text:style-name="T7">S</text:span><text:span text:style-name="T7">N</text:span><text:span text:style-name="T7">D</text:span><text:span text:style-name="T7">_</text:span><text:span text:style-name="T7">W</text:span><text:span text:style-name="T7">N</text:span><text:span text:style-name="T7">D </text:span><text:span text:style-name="T7"><text:line-break/></text:span><text:span text:style-name="T3">Fir</text:span><text:span text:style-name="T3">st </text:span><text:span text:style-name="T3">by</text:span><text:span text:style-name="T3">te </text:span><text:span text:style-name="T3">ou</text:span><text:span text:style-name="T3">tsi</text:span><text:span text:style-name="T3">de </text:span><text:span text:style-name="T3">of </text:span><text:span text:style-name="T3">wi</text:span><text:span text:style-name="T3">nd</text:span><text:span text:style-name="T3">ow</text:span></text:p>
          </draw:text-box>
        </draw:frame>
        <draw:custom-shape draw:style-name="gr23" draw:text-style-name="P2" draw:layer="layout" svg:width="0.698cm" svg:height="2.77cm" draw:transform="rotate (1.5707963267949) translate (1.91cm 16.458cm)">
          <text:p/>
          <draw:enhanced-geometry svg:viewBox="0 0 21600 21600" draw:glue-points="21600 0 0 10800 21600 21600" draw:text-areas="13800 ?f9 21600 ?f10" draw:type="left-brace" draw:modifiers="1800 10594.774346793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" draw:text-style-name="P2" draw:layer="layout" svg:width="0.698cm" svg:height="5.379cm" draw:transform="rotate (1.5707963267949) translate (5.051cm 16.456cm)">
          <text:p/>
          <draw:enhanced-geometry svg:viewBox="0 0 21600 21600" draw:glue-points="21600 0 0 10800 21600 21600" draw:text-areas="13800 ?f9 21600 ?f10" draw:type="left-brace" draw:modifiers="1800 10594.774346793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" draw:text-style-name="P2" draw:layer="layout" svg:width="0.698cm" svg:height="8.397cm" draw:transform="rotate (1.5707963267949) translate (10.758cm 16.454cm)">
          <text:p/>
          <draw:enhanced-geometry svg:viewBox="0 0 21600 21600" draw:glue-points="21600 0 0 10800 21600 21600" draw:text-areas="13800 ?f9 21600 ?f10" draw:type="left-brace" draw:modifiers="1800 10594.774346793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" draw:text-style-name="P2" draw:layer="layout" svg:width="0.698cm" svg:height="5.569cm" draw:transform="rotate (1.5707963267949) translate (19.286cm 16.452cm)">
          <text:p/>
          <draw:enhanced-geometry svg:viewBox="0 0 21600 21600" draw:glue-points="21600 0 0 10800 21600 21600" draw:text-areas="13800 ?f9 21600 ?f10" draw:type="left-brace" draw:modifiers="1800 10594.774346793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4" draw:text-style-name="P12" draw:layer="layout" svg:width="3.824cm" svg:height="1.039cm" svg:x="2.069cm" svg:y="16.886cm">
          <draw:text-box>
            <text:p><text:span text:style-name="T5">Sen</text:span><text:span text:style-name="T5">t </text:span><text:span text:style-name="T5">and </text:span><text:span text:style-name="T5">ack</text:span><text:span text:style-name="T5">now</text:span><text:span text:style-name="T5">ledg</text:span><text:span text:style-name="T5">ed</text:span></text:p>
          </draw:text-box>
        </draw:frame>
        <draw:frame draw:style-name="gr24" draw:text-style-name="P12" draw:layer="layout" svg:width="3.824cm" svg:height="1.039cm" svg:x="7.361cm" svg:y="16.887cm">
          <draw:text-box>
            <text:p><text:span text:style-name="T5">Sen</text:span><text:span text:style-name="T5">t </text:span><text:span text:style-name="T5">but </text:span><text:span text:style-name="T5">not </text:span><text:span text:style-name="T5">yet </text:span><text:span text:style-name="T5">ack</text:span><text:span text:style-name="T5">now</text:span><text:span text:style-name="T5">ledg</text:span><text:span text:style-name="T5">ed</text:span></text:p>
          </draw:text-box>
        </draw:frame>
        <draw:frame draw:style-name="gr25" draw:text-style-name="P12" draw:layer="layout" svg:width="4.039cm" svg:height="0.645cm" svg:x="13.576cm" svg:y="16.888cm">
          <draw:text-box>
            <text:p><text:span text:style-name="T5">Rea</text:span><text:span text:style-name="T5">dy </text:span><text:span text:style-name="T5">to </text:span><text:span text:style-name="T5">be </text:span><text:span text:style-name="T5">sent</text:span></text:p>
          </draw:text-box>
        </draw:frame>
        <draw:frame draw:style-name="gr24" draw:text-style-name="P12" draw:layer="layout" svg:width="4.039cm" svg:height="1.039cm" svg:x="20.423cm" svg:y="16.889cm">
          <draw:text-box>
            <text:p><text:span text:style-name="T5">Wait</text:span><text:span text:style-name="T5">ing </text:span><text:span text:style-name="T5">for </text:span><text:span text:style-name="T5">rece</text:span><text:span text:style-name="T5">iver</text:span><text:span text:style-name="T5">s </text:span><text:span text:style-name="T5">buff</text:span><text:span text:style-name="T5">er </text:span><text:span text:style-name="T5">to </text:span><text:span text:style-name="T5">emp</text:span><text:span text:style-name="T5">ty</text:span></text:p>
          </draw:text-box>
        </draw:frame>
        <draw:custom-shape draw:style-name="gr7" draw:text-style-name="P21" draw:layer="layout" svg:width="1.181cm" svg:height="3.455cm" svg:x="2.165cm" svg:y="4.752cm">
          <text:p text:style-name="P1"><text:span text:style-name="T5">98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.181cm" svg:height="3.455cm" svg:x="3.591cm" svg:y="4.754cm">
          <text:p text:style-name="P1"><text:span text:style-name="T5">99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.181cm" svg:height="3.455cm" svg:x="5.017cm" svg:y="4.754cm">
          <text:p text:style-name="P1"><text:span text:style-name="T5">100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.181cm" svg:height="3.455cm" svg:x="6.442cm" svg:y="4.754cm">
          <text:p text:style-name="P1"><text:span text:style-name="T5">101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.181cm" svg:height="3.455cm" svg:x="7.868cm" svg:y="4.753cm">
          <text:p text:style-name="P1"><text:span text:style-name="T5">102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.181cm" svg:height="3.455cm" svg:x="9.294cm" svg:y="4.753cm">
          <text:p text:style-name="P1"><text:span text:style-name="T5">103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.181cm" svg:height="3.455cm" svg:x="10.72cm" svg:y="4.753cm">
          <text:p text:style-name="P1"><text:span text:style-name="T5">104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.181cm" svg:height="3.455cm" svg:x="12.146cm" svg:y="4.753cm">
          <text:p text:style-name="P1"><text:span text:style-name="T5">105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.181cm" svg:height="3.455cm" svg:x="13.571cm" svg:y="4.753cm">
          <text:p text:style-name="P1"><text:span text:style-name="T5">106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.181cm" svg:height="3.455cm" svg:x="14.997cm" svg:y="4.753cm">
          <text:p text:style-name="P1"><text:span text:style-name="T5">107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.181cm" svg:height="3.455cm" svg:x="16.423cm" svg:y="4.753cm">
          <text:p text:style-name="P1"><text:span text:style-name="T5">108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.181cm" svg:height="3.455cm" svg:x="17.849cm" svg:y="4.753cm">
          <text:p text:style-name="P1"><text:span text:style-name="T5">109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.181cm" svg:height="3.455cm" svg:x="19.275cm" svg:y="4.752cm">
          <text:p text:style-name="P1"><text:span text:style-name="T5">110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.181cm" svg:height="3.455cm" svg:x="20.7cm" svg:y="4.752cm">
          <text:p text:style-name="P1"><text:span text:style-name="T5">111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.181cm" svg:height="3.455cm" svg:x="22.126cm" svg:y="4.752cm">
          <text:p text:style-name="P1"><text:span text:style-name="T5">112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.181cm" svg:height="3.455cm" svg:x="23.55cm" svg:y="4.752cm">
          <text:p text:style-name="P1"><text:span text:style-name="T5">113</text:span></text:p>
          <draw:enhanced-geometry svg:viewBox="0 0 21600 21600" draw:type="rectangle" draw:enhanced-path="M 0 0 L 21600 0 21600 21600 0 21600 0 0 Z N"/>
        </draw:custom-shape>
        <draw:custom-shape draw:style-name="gr6" draw:text-style-name="P22" draw:layer="layout" svg:width="14.235cm" svg:height="6.123cm" svg:x="4.92cm" svg:y="3.477cm">
          <text:p text:style-name="P1"><text:span text:style-name="T3">Send window (10 bytes)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0.698cm" svg:height="8.221cm" draw:transform="rotate (-1.5707963267949) translate (18.958cm 2.479cm)">
          <text:p/>
          <draw:enhanced-geometry svg:viewBox="0 0 21600 21600" draw:glue-points="21600 0 0 10800 21600 21600" draw:text-areas="13800 ?f9 21600 ?f10" draw:type="left-brace" draw:modifiers="1800 10594.774346793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20" draw:layer="layout" svg:width="5.075cm" svg:height="0.806cm" svg:x="12.788cm" svg:y="1.568cm">
          <draw:text-box>
            <text:p><text:span text:style-name="T3">U </text:span><text:span text:style-name="T3">– </text:span><text:span text:style-name="T3">us</text:span><text:span text:style-name="T3">ab</text:span><text:span text:style-name="T3">le </text:span><text:span text:style-name="T3">wi</text:span><text:span text:style-name="T3">nd</text:span><text:span text:style-name="T3">ow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7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10" draw:text-style-name="P16" draw:layer="layout" svg:width="23.757cm" svg:height="4.205cm" svg:x="1.838cm" svg:y="4.392cm">
          <text:p/>
          <draw:enhanced-geometry svg:viewBox="0 0 21600 21600" draw:type="rectangle" draw:enhanced-path="M 0 0 L 21600 0 21600 21600 0 21600 0 0 Z N"/>
        </draw:custom-shape>
        <draw:frame draw:style-name="gr5" draw:text-style-name="P19" draw:layer="layout" svg:width="23.764cm" svg:height="0.962cm" svg:x="1.802cm" svg:y="0cm">
          <draw:text-box>
            <text:p text:style-name="P1"><text:span text:style-name="T7">T</text:span><text:span text:style-name="T7">h</text:span><text:span text:style-name="T7">e </text:span><text:span text:style-name="T7">re</text:span><text:span text:style-name="T7">ce</text:span><text:span text:style-name="T7">iv</text:span><text:span text:style-name="T7">e </text:span><text:span text:style-name="T7">se</text:span><text:span text:style-name="T7">q</text:span><text:span text:style-name="T7">u</text:span><text:span text:style-name="T7">e</text:span><text:span text:style-name="T7">nc</text:span><text:span text:style-name="T7">e </text:span><text:span text:style-name="T7">sp</text:span><text:span text:style-name="T7">ac</text:span><text:span text:style-name="T7">e</text:span></text:p>
          </draw:text-box>
        </draw:frame>
        <draw:line draw:style-name="gr3" draw:text-style-name="P2" draw:layer="layout" svg:x1="5.584cm" svg:y1="11.602cm" svg:x2="5.584cm" svg:y2="8.65cm">
          <text:p/>
        </draw:line>
        <draw:frame draw:style-name="gr20" draw:text-style-name="P20" draw:layer="layout" svg:width="5.075cm" svg:height="2.072cm" svg:x="3.723cm" svg:y="12.072cm">
          <draw:text-box>
            <text:p><text:span text:style-name="T7">R</text:span><text:span text:style-name="T7">C</text:span><text:span text:style-name="T7">V</text:span><text:span text:style-name="T7">_</text:span><text:span text:style-name="T7">N</text:span><text:span text:style-name="T7">X</text:span><text:span text:style-name="T7">T</text:span><text:span text:style-name="T7"><text:line-break/></text:span><text:span text:style-name="T3">Ne</text:span><text:span text:style-name="T3">xt </text:span><text:span text:style-name="T3">se</text:span><text:span text:style-name="T3">qu</text:span><text:span text:style-name="T3">en</text:span><text:span text:style-name="T3">ce </text:span><text:span text:style-name="T3">nu</text:span><text:span text:style-name="T3">m</text:span><text:span text:style-name="T3">be</text:span><text:span text:style-name="T3">r </text:span><text:span text:style-name="T3">ex</text:span><text:span text:style-name="T3">pe</text:span><text:span text:style-name="T3">ct</text:span><text:span text:style-name="T3">ed</text:span></text:p>
          </draw:text-box>
        </draw:frame>
        <draw:line draw:style-name="gr3" draw:text-style-name="P2" draw:layer="layout" svg:x1="19.844cm" svg:y1="11.555cm" svg:x2="19.844cm" svg:y2="8.603cm">
          <text:p/>
        </draw:line>
        <draw:frame draw:style-name="gr22" draw:text-style-name="P20" draw:layer="layout" svg:width="5.075cm" svg:height="2.783cm" svg:x="18.186cm" svg:y="12.078cm">
          <draw:text-box>
            <text:p><text:span text:style-name="T7">R</text:span><text:span text:style-name="T7">C</text:span><text:span text:style-name="T7">V</text:span><text:span text:style-name="T7">_</text:span><text:span text:style-name="T7">N</text:span><text:span text:style-name="T7">X</text:span><text:span text:style-name="T7">T </text:span><text:span text:style-name="T7">+ </text:span><text:span text:style-name="T7">R</text:span><text:span text:style-name="T7">C</text:span><text:span text:style-name="T7">V</text:span><text:span text:style-name="T7">_</text:span><text:span text:style-name="T7">W</text:span><text:span text:style-name="T7">N</text:span><text:span text:style-name="T7">D </text:span><text:span text:style-name="T7"><text:line-break/></text:span><text:span text:style-name="T3">Fir</text:span><text:span text:style-name="T3">st </text:span><text:span text:style-name="T3">by</text:span><text:span text:style-name="T3">te </text:span><text:span text:style-name="T3">ou</text:span><text:span text:style-name="T3">tsi</text:span><text:span text:style-name="T3">de </text:span><text:span text:style-name="T3">of </text:span><text:span text:style-name="T3">wi</text:span><text:span text:style-name="T3">nd</text:span><text:span text:style-name="T3">ow</text:span></text:p>
          </draw:text-box>
        </draw:frame>
        <draw:custom-shape draw:style-name="gr23" draw:text-style-name="P2" draw:layer="layout" svg:width="0.698cm" svg:height="2.77cm" draw:transform="rotate (1.5707963267949) translate (1.91cm 16.458cm)">
          <text:p/>
          <draw:enhanced-geometry svg:viewBox="0 0 21600 21600" draw:glue-points="21600 0 0 10800 21600 21600" draw:text-areas="13800 ?f9 21600 ?f10" draw:type="left-brace" draw:modifiers="1800 10594.774346793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" draw:text-style-name="P2" draw:layer="layout" svg:width="0.698cm" svg:height="14.009cm" draw:transform="rotate (1.5707963267949) translate (5.051cm 16.456cm)">
          <text:p/>
          <draw:enhanced-geometry svg:viewBox="0 0 21600 21600" draw:glue-points="21600 0 0 10800 21600 21600" draw:text-areas="13800 ?f9 21600 ?f10" draw:type="left-brace" draw:modifiers="1800 10594.774346793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" draw:text-style-name="P2" draw:layer="layout" svg:width="0.698cm" svg:height="5.569cm" draw:transform="rotate (1.5707963267949) translate (19.286cm 16.452cm)">
          <text:p/>
          <draw:enhanced-geometry svg:viewBox="0 0 21600 21600" draw:glue-points="21600 0 0 10800 21600 21600" draw:text-areas="13800 ?f9 21600 ?f10" draw:type="left-brace" draw:modifiers="1800 10594.774346793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4" draw:text-style-name="P12" draw:layer="layout" svg:width="3.824cm" svg:height="1.039cm" svg:x="2.069cm" svg:y="16.886cm">
          <draw:text-box>
            <text:p><text:span text:style-name="T5">Rec</text:span><text:span text:style-name="T5">eive</text:span><text:span text:style-name="T5">d </text:span><text:span text:style-name="T5">and </text:span><text:span text:style-name="T5">ack</text:span><text:span text:style-name="T5">now</text:span><text:span text:style-name="T5">ledg</text:span><text:span text:style-name="T5">ed</text:span></text:p>
          </draw:text-box>
        </draw:frame>
        <draw:frame draw:style-name="gr25" draw:text-style-name="P12" draw:layer="layout" svg:width="5.894cm" svg:height="0.645cm" svg:x="10.361cm" svg:y="16.887cm">
          <draw:text-box>
            <text:p><text:span text:style-name="T5">Acc</text:span><text:span text:style-name="T5">epta</text:span><text:span text:style-name="T5">ble </text:span><text:span text:style-name="T5">byte</text:span><text:span text:style-name="T5">s</text:span></text:p>
          </draw:text-box>
        </draw:frame>
        <draw:frame draw:style-name="gr24" draw:text-style-name="P12" draw:layer="layout" svg:width="4.039cm" svg:height="1.039cm" svg:x="20.423cm" svg:y="16.889cm">
          <draw:text-box>
            <text:p><text:span text:style-name="T5">Wait</text:span><text:span text:style-name="T5">ing </text:span><text:span text:style-name="T5">for </text:span><text:span text:style-name="T5">rece</text:span><text:span text:style-name="T5">iver</text:span><text:span text:style-name="T5">s </text:span><text:span text:style-name="T5">buff</text:span><text:span text:style-name="T5">er </text:span><text:span text:style-name="T5">to </text:span><text:span text:style-name="T5">emp</text:span><text:span text:style-name="T5">ty</text:span></text:p>
          </draw:text-box>
        </draw:frame>
        <draw:custom-shape draw:style-name="gr7" draw:text-style-name="P21" draw:layer="layout" svg:width="1.181cm" svg:height="3.455cm" svg:x="2.165cm" svg:y="4.752cm">
          <text:p text:style-name="P1"><text:span text:style-name="T5">98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.181cm" svg:height="3.455cm" svg:x="3.591cm" svg:y="4.754cm">
          <text:p text:style-name="P1"><text:span text:style-name="T5">99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.181cm" svg:height="3.455cm" svg:x="5.017cm" svg:y="4.754cm">
          <text:p text:style-name="P1"><text:span text:style-name="T5">100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.181cm" svg:height="3.455cm" svg:x="6.442cm" svg:y="4.754cm">
          <text:p text:style-name="P1"><text:span text:style-name="T5">101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.181cm" svg:height="3.455cm" svg:x="7.868cm" svg:y="4.753cm">
          <text:p text:style-name="P1"><text:span text:style-name="T5">102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.181cm" svg:height="3.455cm" svg:x="9.294cm" svg:y="4.753cm">
          <text:p text:style-name="P1"><text:span text:style-name="T5">103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.181cm" svg:height="3.455cm" svg:x="10.72cm" svg:y="4.753cm">
          <text:p text:style-name="P1"><text:span text:style-name="T5">104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.181cm" svg:height="3.455cm" svg:x="12.146cm" svg:y="4.753cm">
          <text:p text:style-name="P1"><text:span text:style-name="T5">105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.181cm" svg:height="3.455cm" svg:x="13.571cm" svg:y="4.753cm">
          <text:p text:style-name="P1"><text:span text:style-name="T5">106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.181cm" svg:height="3.455cm" svg:x="14.997cm" svg:y="4.753cm">
          <text:p text:style-name="P1"><text:span text:style-name="T5">107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.181cm" svg:height="3.455cm" svg:x="16.423cm" svg:y="4.753cm">
          <text:p text:style-name="P1"><text:span text:style-name="T5">108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.181cm" svg:height="3.455cm" svg:x="17.849cm" svg:y="4.753cm">
          <text:p text:style-name="P1"><text:span text:style-name="T5">109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.181cm" svg:height="3.455cm" svg:x="19.275cm" svg:y="4.752cm">
          <text:p text:style-name="P1"><text:span text:style-name="T5">110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.181cm" svg:height="3.455cm" svg:x="20.7cm" svg:y="4.752cm">
          <text:p text:style-name="P1"><text:span text:style-name="T5">111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.181cm" svg:height="3.455cm" svg:x="22.126cm" svg:y="4.752cm">
          <text:p text:style-name="P1"><text:span text:style-name="T5">112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.181cm" svg:height="3.455cm" svg:x="23.55cm" svg:y="4.752cm">
          <text:p text:style-name="P1"><text:span text:style-name="T5">113</text:span></text:p>
          <draw:enhanced-geometry svg:viewBox="0 0 21600 21600" draw:type="rectangle" draw:enhanced-path="M 0 0 L 21600 0 21600 21600 0 21600 0 0 Z N"/>
        </draw:custom-shape>
        <draw:custom-shape draw:style-name="gr6" draw:text-style-name="P22" draw:layer="layout" svg:width="14.235cm" svg:height="6.123cm" svg:x="4.92cm" svg:y="3.477cm">
          <text:p text:style-name="P1"><text:span text:style-name="T3">Receive window (10 bytes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3.968cm" svg:height="10.476cm" svg:x="3.81cm" svg:y="2.123cm" draw:page-number="8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27" draw:text-style-name="P6" draw:layer="layout" svg:width="25.491cm" svg:height="14.169cm" svg:x="0.967cm" svg:y="2.787cm">
          <text:p text:style-name="P1">tcp.c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23.757cm" svg:height="1.939cm" svg:x="1.814cm" svg:y="0.52cm">
          <text:p text:style-name="P1"><text:span text:style-name="T7">Generic socket layer (net.c)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23.757cm" svg:height="1.633cm" svg:x="1.813cm" svg:y="18.322cm">
          <text:p text:style-name="P1"><text:span text:style-name="T7">IP layer (ip.c)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4.65cm" svg:height="8.045cm" svg:x="14.56cm" svg:y="8.187cm">
          <text:p text:style-name="P1"><text:span text:style-name="T7">TCP send</text:span><text:span text:style-name="T7"><text:line-break/></text:span><text:span text:style-name="T7">processing</text:span><text:span text:style-name="T7"><text:line-break/></text:span><text:span text:style-name="T3">(trigger_sen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65cm" svg:height="8.045cm" svg:x="1.811cm" svg:y="8.187cm">
          <text:p text:style-name="P1"><text:span text:style-name="T7">Utilit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65cm" svg:height="8.075cm" svg:x="8.185cm" svg:y="8.187cm">
          <text:p text:style-name="P1"><text:span text:style-name="T7">TCP</text:span><text:span text:style-name="T7"><text:line-break/></text:span><text:span text:style-name="T7">input</text:span><text:span text:style-name="T7"><text:line-break/></text:span><text:span text:style-name="T7">processing</text:span><text:span text:style-name="T7"><text:line-break/></text:span><text:span text:style-name="T3">(tcp_rx_ms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23.757cm" svg:height="2.732cm" svg:x="1.813cm" svg:y="4.126cm">
          <text:p text:style-name="P1"><text:span text:style-name="T7">Protocol specific socket layer</text:span><text:span text:style-name="T7"><text:line-break/></text:span><text:span text:style-name="T3">(tcp_create_socket, tcp_send, tcp_rcv, tcp_bind, tcp_connect, tcp_listen, tcp_select, tcp_release)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4.65cm" svg:height="8.018cm" svg:x="20.934cm" svg:y="8.187cm">
          <text:p text:style-name="P1"><text:span text:style-name="T7">TCP</text:span><text:span text:style-name="T7"><text:line-break/></text:span><text:span text:style-name="T7">timer</text:span><text:span text:style-name="T7"><text:line-break/></text:span><text:span text:style-name="T7">processing</text:span></text:p>
          <text:p text:style-name="P1"><text:span text:style-name="T3">(tcp_do_tick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4.097cm" svg:y1="6.857cm" svg:x2="4.097cm" svg:y2="8.194cm">
          <text:p/>
        </draw:line>
        <draw:line draw:style-name="gr3" draw:text-style-name="P2" draw:layer="layout" svg:x1="16.984cm" svg:y1="6.857cm" svg:x2="16.984cm" svg:y2="8.222cm">
          <text:p/>
        </draw:line>
        <draw:line draw:style-name="gr3" draw:text-style-name="P2" draw:layer="layout" svg:x1="10.526cm" svg:y1="18.322cm" svg:x2="10.526cm" svg:y2="16.245cm">
          <text:p/>
        </draw:line>
        <draw:line draw:style-name="gr3" draw:text-style-name="P2" draw:layer="layout" svg:x1="12.831cm" svg:y1="12.092cm" svg:x2="14.594cm" svg:y2="12.092cm">
          <text:p/>
        </draw:line>
        <draw:line draw:style-name="gr3" draw:text-style-name="P2" draw:layer="layout" svg:x1="20.91cm" svg:y1="12.063cm" svg:x2="19.175cm" svg:y2="12.063cm">
          <text:p/>
        </draw:line>
        <draw:line draw:style-name="gr3" draw:text-style-name="P2" draw:layer="layout" svg:x1="16.941cm" svg:y1="16.274cm" svg:x2="16.927cm" svg:y2="18.322cm">
          <text:p/>
        </draw:line>
        <presentation:notes draw:style-name="dp2">
          <draw:page-thumbnail draw:style-name="gr9" draw:layer="layout" svg:width="13.968cm" svg:height="10.476cm" svg:x="3.81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</meta:initial-creator>
    <meta:creation-date>2012-06-01T22:07:58</meta:creation-date>
    <meta:generator>LibreOffice/5.1.6.2$Linux_X86_64 LibreOffice_project/10m0$Build-2</meta:generator>
    <dc:date>2018-04-27T20:25:24.158606968</dc:date>
    <dc:creator>Christian </dc:creator>
    <meta:editing-duration>PT4H1M13S</meta:editing-duration>
    <meta:editing-cycles>80</meta:editing-cycles>
    <meta:document-statistic meta:object-count="232"/>
  </office:meta>
</office:document-meta>
</file>